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AF2D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966666666667cm"/>
    </style:style>
    <style:style style:name="co2" style:family="table-column">
      <style:table-column-properties fo:break-before="auto" style:column-width="3.7465cm" style:use-optimal-column-width="true"/>
    </style:style>
    <style:style style:name="co3" style:family="table-column">
      <style:table-column-properties fo:break-before="auto" style:column-width="1.079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/>
      <style:map style:condition="of:cell-content()=&quot;F&quot;" style:apply-style-name="cf2"/>
      <style:map style:condition="of:cell-content()=&quot;T&quot;" style:apply-style-name="cf1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map style:condition="of:cell-content()=&quot;F&quot;" style:apply-style-name="cf2"/>
      <style:map style:condition="of:cell-content()=&quot;T&quot;" style:apply-style-name="cf1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map style:condition="of:cell-content()=&quot;-&quot;" style:apply-style-name="cf2"/>
      <style:map style:condition="of:cell-content()=&quot;X&quot;" style:apply-style-name="cf1"/>
      <style:map style:condition="of:cell-content()=&quot;F&quot;" style:apply-style-name="cf2"/>
      <style:map style:condition="of:cell-content()=&quot;T&quot;" style:apply-style-name="cf1"/>
    </style:style>
    <style:style style:name="ce26" style:family="table-cell" style:parent-style-name="Default" style:data-style-name="N0">
      <style:table-cell-properties fo:border="thin solid #000000" style:vertical-align="middle" fo:wrap-option="wrap"/>
      <style:map style:condition="of:cell-content()=&quot;-&quot;" style:apply-style-name="cf2"/>
      <style:map style:condition="of:cell-content()=&quot;X&quot;" style:apply-style-name="cf1"/>
      <style:map style:condition="of:cell-content()=&quot;F&quot;" style:apply-style-name="cf2"/>
      <style:map style:condition="of:cell-content()=&quot;T&quot;" style:apply-style-name="cf1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cell-content()=&quot;-&quot;" style:apply-style-name="cf2"/>
      <style:map style:condition="of:cell-content()=&quot;X&quot;" style:apply-style-name="cf1"/>
    </style:style>
    <style:style style:name="ce28" style:family="table-cell" style:parent-style-name="Default" style:data-style-name="N0">
      <style:table-cell-properties fo:border="thin solid #000000"/>
      <style:map style:condition="of:cell-content()=&quot;-&quot;" style:apply-style-name="cf2"/>
      <style:map style:condition="of:cell-content()=&quot;X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14" table:number-rows-spanned="1" table:style-name="ce19">
            <text:p>Tabela decyzyjna - System rabatów lotniczych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2">
            <text:p>Reguły</text:p>
          </table:table-cell>
          <table:covered-table-cell/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5</text:p>
          </table:table-cell>
          <table:table-cell office:value-type="string" table:style-name="ce3">
            <text:p>R6</text:p>
          </table:table-cell>
          <table:table-cell office:value-type="string" table:style-name="ce3">
            <text:p>R7</text:p>
          </table:table-cell>
          <table:table-cell office:value-type="string" table:style-name="ce3">
            <text:p>R8</text:p>
          </table:table-cell>
          <table:table-cell office:value-type="string" table:style-name="ce3">
            <text:p>R9</text:p>
          </table:table-cell>
          <table:table-cell office:value-type="string" table:style-name="ce3">
            <text:p>R10</text:p>
          </table:table-cell>
          <table:table-cell office:value-type="string" table:style-name="ce3">
            <text:p>R11</text:p>
          </table:table-cell>
          <table:table-cell office:value-type="string" table:style-name="ce3">
            <text:p>R12</text:p>
          </table:table-cell>
          <table:table-cell table:number-columns-repeated="16370"/>
        </table:table-row>
        <table:table-row table:style-name="ro2">
          <table:table-cell office:value-type="string" table:number-columns-spanned="1" table:number-rows-spanned="7" table:style-name="ce20">
            <text:p>Warunki</text:p>
          </table:table-cell>
          <table:table-cell table:number-columns-repeated="4" table:style-name="ce4"/>
          <table:table-cell table:number-columns-repeated="9" table:style-name="ce5"/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Niemowlę(&lt;2 lat)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Młodzież(2-16 lat)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Lot Krajowy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Poza sezonem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Wcześniejsza rezerwacja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office:value-type="string" table:style-name="ce23">
            <text:p>T</text:p>
          </table:table-cell>
          <table:table-cell office:value-type="string" table:style-name="ce23">
            <text:p>F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7">
            <text:p>Stały Klient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F</text:p>
          </table:table-cell>
          <table:table-cell office:value-type="string" table:style-name="ce24">
            <text:p>T</text:p>
          </table:table-cell>
          <table:table-cell office:value-type="string" table:style-name="ce24">
            <text:p>T</text:p>
          </table:table-cell>
          <table:table-cell office:value-type="string" table:style-name="ce24">
            <text:p>T</text:p>
          </table:table-cell>
          <table:table-cell office:value-type="string" table:style-name="ce24">
            <text:p>T</text:p>
          </table:table-cell>
          <table:table-cell table:number-columns-repeated="16370"/>
        </table:table-row>
        <table:table-row table:style-name="ro3">
          <table:table-cell table:number-columns-spanned="14" table:number-rows-spanned="1" table:style-name="ce22"/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1" table:number-rows-spanned="6" table:style-name="ce21">
            <text:p>Akcje</text:p>
          </table:table-cell>
          <table:table-cell office:value-type="string" table:style-name="ce9">
            <text:p>Rabat niemowlęcy 80%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18">
            <text:p>Rabat niemowlęcy 70%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Rabat młodzieżowy 10%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Rabat poza sezonem 15%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Rabat stały klient 15%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table:number-columns-repeated="16370"/>
        </table:table-row>
        <table:table-row table:style-name="ro3">
          <table:covered-table-cell/>
          <table:table-cell office:value-type="string" table:style-name="ce6">
            <text:p>Rabat wcześniejsza rez. 10%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-</text:p>
          </table:table-cell>
          <table:table-cell table:number-columns-repeated="1637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Kacper Adamczyk</meta:initial-creator>
    <dc:creator>Kacper Adamczyk</dc:creator>
    <meta:creation-date>2024-12-15T16:04:34Z</meta:creation-date>
    <dc:date>2024-12-15T16:40:30Z</dc:date>
  </office:meta>
</office:document-meta>
</file>